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break-before="page"/>
      <style:text-properties fo:font-size="14pt" fo:language="vi" fo:country="VN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22pt" fo:language="vi" fo:country="VN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fo:font-size="22pt" fo:language="en" fo:country="US" fo:font-weight="bold" officeooo:paragraph-rsid="00185e02" style:font-size-asian="22pt" style:font-weight-asian="bold" style:font-size-complex="2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8pt" fo:font-weight="bold" officeooo:rsid="00185e02" officeooo:paragraph-rsid="00185e02" style:font-size-asian="22pt" style:font-weight-asian="bold" style:font-size-complex="2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size="16pt" fo:font-weight="bold" officeooo:rsid="001a417b" officeooo:paragraph-rsid="001a417b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style:font-size-asian="17pt" style:font-size-complex="15pt"/>
    </style:style>
    <style:style style:name="P9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fo:language="vi" fo:country="VN" fo:font-style="italic" fo:font-weight="bold" officeooo:rsid="001a417b" officeooo:paragraph-rsid="001a417b" style:font-size-asian="17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fo:language="vi" fo:country="VN" fo:font-style="italic" officeooo:paragraph-rsid="001a417b" style:font-size-asian="17pt" style:font-style-asian="italic" style:font-size-complex="15pt" style:font-style-complex="italic"/>
    </style:style>
    <style:style style:name="P11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officeooo:paragraph-rsid="00185e02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size="16pt" fo:font-weight="bold" officeooo:rsid="001a417b" officeooo:paragraph-rsid="001a417b" style:font-size-asian="16pt" style:font-weight-asian="bold" style:font-size-complex="16pt" style:font-weight-complex="bold"/>
    </style:style>
    <style:style style:name="T1" style:family="text">
      <style:text-properties officeooo:rsid="00185e02"/>
    </style:style>
    <style:style style:name="T2" style:family="text">
      <style:text-properties fo:font-size="15pt" fo:language="vi" fo:country="VN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" style:family="text">
      <style:text-properties fo:font-size="15pt" fo:language="vi" fo:country="VN" fo:font-style="italic" fo:font-weight="normal" officeooo:rsid="00185e02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" style:family="text">
      <style:text-properties fo:font-size="15pt" fo:font-style="italic" fo:font-weight="normal" officeooo:rsid="00185e02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officeooo:rsid="001a417b"/>
    </style:style>
    <style:style style:name="T7" style:family="text">
      <style:text-properties fo:font-weight="bold" officeooo:rsid="001a417b" style:font-weight-asian="bold" style:font-weight-complex="bold"/>
    </style:style>
    <style:style style:name="T8" style:family="text">
      <style:text-properties fo:font-style="normal" fo:font-weight="bold" officeooo:rsid="001a417b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m. Kim Lo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Default_20_Paragraph_20_Font"><text:span text:style-name="T1">THÁNH LỄ HÔN PHỐI</text:span></text:span></text:p>
      <text:p text:style-name="P3"/>
      <text:p text:style-name="P6"/>
      <text:p text:style-name="P11"><text:span text:style-name="Default_20_Paragraph_20_Font"><text:span text:style-name="T5">Phổ nhạc</text:span></text:span></text:p>
      <text:p text:style-name="P11"><text:span text:style-name="Default_20_Paragraph_20_Font"><text:span text:style-name="T4">Theo</text:span></text:span><text:span text:style-name="Default_20_Paragraph_20_Font"><text:span text:style-name="T2"> bản dịch mới của </text:span></text:span><text:span text:style-name="Default_20_Paragraph_20_Font"><text:span text:style-name="T3">Ủy Ban Phụng Tự</text:span></text:span></text:p>
      <text:p text:style-name="P4"/>
      <text:p text:style-name="P4"/>
      <text:p text:style-name="P4"/>
      <text:p text:style-name="P4"/>
      <text:p text:style-name="P7"/>
      <text:p text:style-name="P7"/>
      <text:p text:style-name="P7">2016</text:p>
      <text:p text:style-name="P1"/>
      <text:p text:style-name="P8"/>
      <text:p text:style-name="P8"/>
      <text:p text:style-name="P8"/>
      <text:p text:style-name="P8"/>
      <text:p text:style-name="P8"/>
      <text:p text:style-name="P9">Imprimatur</text:p>
      <text:p text:style-name="P10"><text:span text:style-name="Default_20_Paragraph_20_Font"><text:span text:style-name="T6">Phan Thiết, ngày 1 tháng 10 năm 2015</text:span></text:span></text:p>
      <text:p text:style-name="P10"><text:span text:style-name="Default_20_Paragraph_20_Font"><text:span text:style-name="T8">Giuse VŨ DUY THỐNG</text:span></text:span></text:p>
      <text:p text:style-name="P10"><text:span text:style-name="Default_20_Paragraph_20_Font"><text:span text:style-name="T7">Giám mục Phan Thiết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style:font-size-asian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/>
    <meta:creation-date>2019-07-22T20:44:00Z</meta:creation-date>
    <dc:date>2022-04-13T18:19:15.679000000</dc:date>
    <meta:editing-cycles>53</meta:editing-cycles>
    <meta:editing-duration>PT1H47M</meta:editing-duration>
    <meta:document-statistic meta:table-count="0" meta:image-count="0" meta:object-count="0" meta:page-count="2" meta:paragraph-count="9" meta:word-count="36" meta:character-count="161" meta:non-whitespace-character-count="134"/>
    <meta:template xlink:type="simple" xlink:actuate="onRequest" xlink:title="" xlink:href="Normal.dotm"/>
  </office:meta>
</office:document-meta>
</file>